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eXsE" svg:font-family="eXsE" style:font-pitch="variable"/>
    <style:font-face style:name="essiah" svg:font-family="essiah" style:font-pitch="variable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essio" fo:font-size="16pt" officeooo:rsid="000cb23c" officeooo:paragraph-rsid="000cb23c" style:font-size-asian="14pt" style:font-size-complex="16pt"/>
    </style:style>
    <style:style style:name="P2" style:family="paragraph" style:parent-style-name="Standard">
      <style:text-properties style:font-name="essio" fo:font-size="16pt" fo:font-weight="normal" officeooo:rsid="001e75f8" officeooo:paragraph-rsid="000cb23c" style:font-size-asian="14pt" style:font-weight-asian="normal" style:font-size-complex="16pt" style:font-weight-complex="normal"/>
    </style:style>
    <style:style style:name="P3" style:family="paragraph" style:parent-style-name="Standard">
      <style:text-properties style:font-name="essio" fo:font-size="16pt" fo:font-weight="normal" officeooo:rsid="00205801" officeooo:paragraph-rsid="00205801" style:font-size-asian="14pt" style:font-weight-asian="normal" style:font-size-complex="16pt" style:font-weight-complex="normal"/>
    </style:style>
    <style:style style:name="P4" style:family="paragraph" style:parent-style-name="Standard">
      <style:text-properties style:font-name="essiah" fo:font-size="12pt" style:text-underline-style="none" fo:font-weight="normal" officeooo:rsid="011021eb" officeooo:paragraph-rsid="006f788c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essiah" fo:font-size="12pt" style:text-underline-style="none" fo:font-weight="normal" officeooo:rsid="04c6f55e" officeooo:paragraph-rsid="04c6f55e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essiah" fo:font-size="12pt" style:text-underline-style="none" fo:font-weight="normal" officeooo:rsid="04c526dc" officeooo:paragraph-rsid="04e46d4b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essiah" fo:font-size="12pt" style:text-underline-style="none" officeooo:rsid="05386627" officeooo:paragraph-rsid="05386627" style:font-size-asian="12pt" style:font-size-complex="12pt"/>
    </style:style>
    <style:style style:name="P8" style:family="paragraph" style:parent-style-name="Standard">
      <style:text-properties style:font-name="essiah" fo:font-size="12pt" style:text-underline-style="none" officeooo:rsid="05402c63" officeooo:paragraph-rsid="05402c63" style:font-size-asian="12pt" style:font-size-complex="12pt"/>
    </style:style>
    <style:style style:name="P9" style:family="paragraph" style:parent-style-name="Standard">
      <style:text-properties style:font-name="essiah" fo:font-size="12pt" style:text-underline-style="none" officeooo:rsid="057aa65c" officeooo:paragraph-rsid="057aa65c" style:font-size-asian="12pt" style:font-size-complex="12pt"/>
    </style:style>
    <style:style style:name="P10" style:family="paragraph" style:parent-style-name="Standard">
      <style:text-properties style:font-name="essiah" fo:font-size="12pt" style:text-underline-style="none" officeooo:rsid="0122c6b4" officeooo:paragraph-rsid="031a28cb" style:font-size-asian="12pt" style:font-size-complex="12pt"/>
    </style:style>
    <style:style style:name="P11" style:family="paragraph" style:parent-style-name="Standard">
      <style:text-properties style:font-name="essiah" fo:font-size="12pt" style:text-underline-style="solid" style:text-underline-width="auto" style:text-underline-color="font-color" fo:font-weight="normal" officeooo:rsid="012334f1" officeooo:paragraph-rsid="031a28cb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essiah" fo:font-size="12pt" fo:font-weight="normal" officeooo:rsid="006f788c" officeooo:paragraph-rsid="006f788c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essiah" fo:font-size="12pt" fo:font-weight="normal" officeooo:rsid="0073b68c" officeooo:paragraph-rsid="0073b68c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essiah" fo:font-size="12pt" fo:font-weight="normal" officeooo:rsid="007b1be9" officeooo:paragraph-rsid="007b1be9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essiah" fo:font-size="12pt" fo:font-weight="normal" officeooo:rsid="0080533f" officeooo:paragraph-rsid="009d28e3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essiah" fo:font-size="12pt" fo:font-weight="normal" officeooo:rsid="0085d125" officeooo:paragraph-rsid="0085d125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essiah" fo:font-size="12pt" fo:font-weight="normal" officeooo:rsid="00b81802" officeooo:paragraph-rsid="00b81802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essiah" fo:font-size="12pt" fo:font-weight="normal" officeooo:rsid="0099aa3a" officeooo:paragraph-rsid="0099aa3a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essiah" fo:font-size="12pt" fo:font-weight="normal" officeooo:rsid="009fda76" officeooo:paragraph-rsid="009fda76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essiah" fo:font-size="12pt" fo:font-weight="normal" officeooo:rsid="00b489f7" officeooo:paragraph-rsid="00b5b3ff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DejaVu Sans" fo:font-size="12pt" style:text-underline-style="none" officeooo:rsid="011021eb" officeooo:paragraph-rsid="031a28cb" style:font-size-asian="12pt" style:font-size-complex="12pt"/>
    </style:style>
    <style:style style:name="P22" style:family="paragraph" style:parent-style-name="Standard">
      <style:text-properties style:font-name="DejaVu Sans" fo:font-size="12pt" style:text-underline-style="none" officeooo:rsid="053a4bac" officeooo:paragraph-rsid="053a4bac" style:font-size-asian="12pt" style:font-size-complex="12pt"/>
    </style:style>
    <style:style style:name="P23" style:family="paragraph" style:parent-style-name="Standard">
      <style:text-properties style:font-name="DejaVu Sans" fo:font-size="12pt" style:text-underline-style="none" officeooo:rsid="057aa65c" officeooo:paragraph-rsid="053a4bac" style:font-size-asian="12pt" style:font-size-complex="12pt"/>
    </style:style>
    <style:style style:name="P24" style:family="paragraph" style:parent-style-name="Standard">
      <style:text-properties style:font-name="DejaVu Sans" fo:font-size="12pt" style:text-underline-style="none" officeooo:rsid="05402c63" officeooo:paragraph-rsid="05402c63" style:font-size-asian="12pt" style:font-size-complex="12pt"/>
    </style:style>
    <style:style style:name="P25" style:family="paragraph" style:parent-style-name="Standard">
      <style:text-properties style:font-name="DejaVu Sans" fo:font-size="12pt" style:text-underline-style="none" officeooo:rsid="0122c6b4" officeooo:paragraph-rsid="031a28cb" style:font-size-asian="12pt" style:font-size-complex="12pt"/>
    </style:style>
    <style:style style:name="P26" style:family="paragraph" style:parent-style-name="Standard">
      <style:text-properties style:font-name="DejaVu Sans" fo:font-size="12pt" style:text-underline-style="none" fo:font-weight="normal" officeooo:rsid="012334f1" officeooo:paragraph-rsid="031a28cb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DejaVu Sans" fo:font-size="12pt" style:text-underline-style="none" fo:font-weight="normal" officeooo:rsid="04c5a089" officeooo:paragraph-rsid="031a28cb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DejaVu Sans" fo:font-size="12pt" style:text-underline-style="none" fo:font-weight="normal" officeooo:rsid="04c5a089" officeooo:paragraph-rsid="04e46d4b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DejaVu Sans" fo:font-size="12pt" style:text-underline-style="none" fo:font-weight="normal" officeooo:rsid="04c73b6e" officeooo:paragraph-rsid="04c73b6e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DejaVu Sans" fo:font-size="12pt" style:text-underline-style="none" fo:font-weight="normal" officeooo:rsid="04e12e1d" officeooo:paragraph-rsid="04e12e1d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DejaVu Sans" fo:font-size="12pt" fo:font-weight="normal" officeooo:rsid="006f788c" officeooo:paragraph-rsid="006f788c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DejaVu Sans" fo:font-size="12pt" fo:font-weight="normal" officeooo:rsid="00743a2b" officeooo:paragraph-rsid="00743a2b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DejaVu Sans" fo:font-size="12pt" fo:font-weight="normal" officeooo:rsid="007dfe85" officeooo:paragraph-rsid="00b24a57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DejaVu Sans" fo:font-size="12pt" fo:font-weight="normal" officeooo:rsid="0081fb4b" officeooo:paragraph-rsid="0081fb4b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DejaVu Sans" fo:font-size="12pt" fo:font-weight="normal" officeooo:rsid="00895709" officeooo:paragraph-rsid="00895709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DejaVu Sans" fo:font-size="12pt" fo:font-weight="normal" officeooo:rsid="00b81802" officeooo:paragraph-rsid="00b81802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DejaVu Sans" fo:font-size="12pt" fo:font-weight="normal" officeooo:rsid="0099aa3a" officeooo:paragraph-rsid="0099aa3a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eXsE" fo:font-size="12pt" style:text-underline-style="none" officeooo:rsid="0122c6b4" officeooo:paragraph-rsid="031a28cb" style:font-size-asian="12pt" style:font-size-complex="12pt"/>
    </style:style>
    <style:style style:name="P39" style:family="paragraph" style:parent-style-name="Standard">
      <style:text-properties style:font-name="essio" fo:font-size="12pt" fo:font-weight="normal" officeooo:rsid="001e75f8" officeooo:paragraph-rsid="000cb23c" style:font-size-asian="12pt" style:font-weight-asian="normal" style:font-size-complex="12pt" style:font-weight-complex="normal"/>
    </style:style>
    <style:style style:name="T1" style:family="text">
      <style:text-properties officeooo:rsid="0081fb4b"/>
    </style:style>
    <style:style style:name="T2" style:family="text">
      <style:text-properties officeooo:rsid="008765e3"/>
    </style:style>
    <style:style style:name="T3" style:family="text">
      <style:text-properties officeooo:rsid="00a5a446"/>
    </style:style>
    <style:style style:name="T4" style:family="text">
      <style:text-properties officeooo:rsid="00af6d05"/>
    </style:style>
    <style:style style:name="T5" style:family="text">
      <style:text-properties officeooo:rsid="00b09e85"/>
    </style:style>
    <style:style style:name="T6" style:family="text">
      <style:text-properties style:font-name="DejaVu Sans"/>
    </style:style>
    <style:style style:name="T7" style:family="text">
      <style:text-properties style:font-name="DejaVu Sans" officeooo:rsid="00b5b3ff"/>
    </style:style>
    <style:style style:name="T8" style:family="text">
      <style:text-properties style:font-name="DejaVu Sans" officeooo:rsid="031873e7"/>
    </style:style>
    <style:style style:name="T9" style:family="text">
      <style:text-properties officeooo:rsid="00b618b4"/>
    </style:style>
    <style:style style:name="T10" style:family="text">
      <style:text-properties officeooo:rsid="00b72ebe"/>
    </style:style>
    <style:style style:name="T11" style:family="text">
      <style:text-properties officeooo:rsid="00b81802"/>
    </style:style>
    <style:style style:name="T12" style:family="text">
      <style:text-properties officeooo:rsid="00b9db6c"/>
    </style:style>
    <style:style style:name="T13" style:family="text">
      <style:text-properties officeooo:rsid="00bb9602"/>
    </style:style>
    <style:style style:name="T14" style:family="text">
      <style:text-properties officeooo:rsid="00bd4866"/>
    </style:style>
    <style:style style:name="T15" style:family="text">
      <style:text-properties officeooo:rsid="00c02f48"/>
    </style:style>
    <style:style style:name="T16" style:family="text">
      <style:text-properties officeooo:rsid="04e46d4b"/>
    </style:style>
    <style:style style:name="T17" style:family="text">
      <style:text-properties officeooo:rsid="04e7d530"/>
    </style:style>
    <style:style style:name="T18" style:family="text">
      <style:text-properties officeooo:rsid="037b2810"/>
    </style:style>
    <style:style style:name="T19" style:family="text">
      <style:text-properties officeooo:rsid="02e237cc"/>
    </style:style>
    <style:style style:name="T20" style:family="text">
      <style:text-properties officeooo:rsid="0496b8ce"/>
    </style:style>
    <style:style style:name="T21" style:family="text">
      <style:text-properties officeooo:rsid="0557e86e"/>
    </style:style>
    <style:style style:name="T22" style:family="text">
      <style:text-properties officeooo:rsid="053fa372"/>
    </style:style>
    <style:style style:name="T23" style:family="text">
      <style:text-properties officeooo:rsid="057a4211"/>
    </style:style>
    <style:style style:name="T24" style:family="text">
      <style:text-properties officeooo:rsid="0578c131"/>
    </style:style>
    <style:style style:name="T25" style:family="text">
      <style:text-properties officeooo:rsid="03f45651"/>
    </style:style>
    <style:style style:name="T26" style:family="text">
      <style:text-properties officeooo:rsid="0297b8bf"/>
    </style:style>
    <style:style style:name="T27" style:family="text">
      <style:text-properties officeooo:rsid="05076462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50930f9"/>
    </style:style>
    <style:style style:name="T30" style:family="text">
      <style:text-properties style:text-underline-style="none" officeooo:rsid="018ea4e2"/>
    </style:style>
    <style:style style:name="T31" style:family="text">
      <style:text-properties style:text-underline-style="none" officeooo:rsid="027328e3"/>
    </style:style>
    <style:style style:name="T32" style:family="text">
      <style:text-properties officeooo:rsid="050b7849"/>
    </style:style>
    <style:style style:name="T33" style:family="text">
      <style:text-properties officeooo:rsid="04dbc7c1"/>
    </style:style>
    <style:style style:name="T34" style:family="text">
      <style:text-properties officeooo:rsid="04df2659"/>
    </style:style>
    <style:style style:name="T35" style:family="text">
      <style:text-properties officeooo:rsid="04e12e1d"/>
    </style:style>
    <style:style style:name="T36" style:family="text">
      <style:text-properties officeooo:rsid="050cfb6b"/>
    </style:style>
    <style:style style:name="T37" style:family="text">
      <style:text-properties officeooo:rsid="04e743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8">suu</text:span> brAs<text:span text:style-name="T19"> </text:span>t<text:span text:style-name="T20">eo </text:span>tru<text:span text:style-name="T19">.</text:span></text:p>
      <text:p text:style-name="P21">"We own the night."</text:p>
      <text:p text:style-name="P21"/>
      <text:p text:style-name="P7">s<text:span text:style-name="T21">uu</text:span> brAs <text:span text:style-name="T21">teo</text:span> t<text:span text:style-name="T22">um</text:span>.</text:p>
      <text:p text:style-name="P22">"We own <text:span text:style-name="T21">nights</text:span>."</text:p>
      <text:p text:style-name="P23"/>
      <text:p text:style-name="P8"><text:span text:style-name="T21">teo</text:span> tum <text:span text:style-name="T23">po </text:span>s<text:span text:style-name="T24">uu</text:span> brAs.</text:p>
      <text:p text:style-name="P9">teo po tum suu brAs.</text:p>
      <text:p text:style-name="P24">"<text:span text:style-name="T21">Nights</text:span>, we own."</text:p>
      <text:p text:style-name="P21"/>
      <text:p text:style-name="P10">s<text:span text:style-name="T25">uunu</text:span> <text:span text:style-name="T26">o</text:span>cruus pas<text:span text:style-name="T27">en </text:span>tru.</text:p>
      <text:p text:style-name="P38"><text:span text:style-name="T6">"</text:span><text:span text:style-name="T8">They</text:span><text:span text:style-name="T6"> wrote the document."</text:span></text:p>
      <text:p text:style-name="P25"/>
      <text:p text:style-name="P11"><text:span text:style-name="T28">cruuso pas</text:span><text:span text:style-name="T29">en</text:span><text:span text:style-name="T30"> </text:span><text:span text:style-name="T31">tru</text:span><text:span text:style-name="T28">.</text:span></text:p>
      <text:p text:style-name="P26">"I will write the document."</text:p>
      <text:p text:style-name="P27"/>
      <text:p text:style-name="P5">pas<text:span text:style-name="T32">en</text:span> suunu es <text:span text:style-name="T33">a</text:span>vum <text:span text:style-name="T34">locus o tum</text:span>.</text:p>
      <text:p text:style-name="P29"><text:span text:style-name="T35">Literal: </text:span>"Their document <text:span text:style-name="T33">has zero</text:span> principles."</text:p>
      <text:p text:style-name="P30">Natural: "Their document has no principles."</text:p>
      <text:p text:style-name="P30"/>
      <text:p text:style-name="P6">pas<text:span text:style-name="T36">en</text:span> <text:span text:style-name="T16">suu </text:span>es <text:span text:style-name="T37">a</text:span>vum locus <text:span text:style-name="T17">aon tum</text:span>.</text:p>
      <text:p text:style-name="P28">"<text:span text:style-name="T16">Our</text:span> document has <text:span text:style-name="T17">good </text:span>principles."</text:p>
      <text:p text:style-name="P12"/>
      <text:p text:style-name="P12"><text:span text:style-name="T13">o</text:span>ocoos ocoos dos tru.</text:p>
      <text:p text:style-name="P31">"I beg<text:span text:style-name="T13">a</text:span>n at the beginning."</text:p>
      <text:p text:style-name="P13">ocmoso ocmos <text:span text:style-name="T14">dos</text:span> tru.</text:p>
      <text:p text:style-name="P32">"I will end <text:span text:style-name="T14">at the</text:span> ending."</text:p>
      <text:p text:style-name="P32"/>
      <text:p text:style-name="P14">?<text:span text:style-name="T9">t</text:span>on cruus m<text:span text:style-name="T3">u</text:span>l <text:span text:style-name="T4">pasen tru</text:span>.</text:p>
      <text:p text:style-name="P33">"Are you writing <text:span text:style-name="T5">a document</text:span>?"</text:p>
      <text:p text:style-name="P15">yu, cruus <text:span text:style-name="T1">mul pasen</text:span> tru.</text:p>
      <text:p text:style-name="P34">"Yes, I am writing <text:span text:style-name="T5">a document</text:span>."</text:p>
      <text:p text:style-name="P34"/>
      <text:p text:style-name="P16">sonu avum autos <text:span text:style-name="T2">aon </text:span>trotu.</text:p>
      <text:p text:style-name="P35">"<text:span text:style-name="T15">He/She</text:span> has good intentions."</text:p>
      <text:p text:style-name="P35"/>
      <text:p text:style-name="P17">?sE suunA <text:span text:style-name="T12">gau</text:span>.</text:p>
      <text:p text:style-name="P36">"<text:span text:style-name="T12">(</text:span>Are<text:span text:style-name="T12">)</text:span> th<text:span text:style-name="T12">ose</text:span> people evil?"</text:p>
      <text:p text:style-name="P18"><text:span text:style-name="T11">Zo, </text:span>sE <text:span text:style-name="T10">suunu </text:span>aon.</text:p>
      <text:p text:style-name="P37">"<text:span text:style-name="T11">No, these people (are) good.</text:span>"</text:p>
      <text:p text:style-name="P19"/>
      <text:p text:style-name="P20">zIfo locus trotu.</text:p>
      <text:p text:style-name="P20"><text:span text:style-name="T7">"I will stress the principles."</text:span> </text:p>
      <text:p text:style-name="P39"/>
      <text:p text:style-name="P2"/>
      <text:p text:style-name="P3"/>
      <text:p text:style-name="P3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eXsE" svg:font-family="eXsE" style:font-pitch="variable"/>
    <style:font-face style:name="essiah" svg:font-family="essiah" style:font-pitch="variable"/>
    <style:font-face style:name="essio" svg:font-family="essio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sic_20_ecssi" style:display-name="basic ecssi" style:family="paragraph" style:parent-style-name="Standard">
      <style:text-properties style:font-name="eXsE" fo:font-family="eXsE" style:font-pitch="variable" fo:font-size="22pt" officeooo:rsid="002d842b" style:font-size-asian="19.25pt" style:font-size-complex="2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1:49:11.646218320</meta:creation-date>
    <meta:generator>LibreOffice/5.1.3.2$Linux_x86 LibreOffice_project/10m0$Build-2</meta:generator>
    <dc:date>2016-06-13T19:31:50.482916880</dc:date>
    <meta:editing-duration>P1DT3H54S</meta:editing-duration>
    <meta:editing-cycles>110</meta:editing-cycles>
    <meta:document-statistic meta:table-count="0" meta:image-count="0" meta:object-count="0" meta:page-count="1" meta:paragraph-count="32" meta:word-count="148" meta:character-count="805" meta:non-whitespace-character-count="688"/>
  </office:meta>
</office:document-meta>
</file>